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size="14pt" fo:font-weight="bold" officeooo:paragraph-rsid="0009666f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09666f" officeooo:paragraph-rsid="0009666f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14pt" fo:font-weight="normal" officeooo:paragraph-rsid="0009666f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style:font-name="Cascadia Mono" fo:font-size="9.5pt" style:font-size-asian="9.5pt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size="14pt" fo:font-weight="bold" officeooo:rsid="0009666f" officeooo:paragraph-rsid="0009666f" style:font-size-asian="14pt" style:font-weight-asian="bold" style:font-size-complex="14pt" style:font-weight-complex="bold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left="0cm" fo:margin-right="0cm" fo:text-indent="0cm" style:auto-text-indent="false"/>
    </style:style>
    <style:style style:name="P8" style:family="paragraph" style:parent-style-name="Text_20_body" style:list-style-name="L2">
      <style:paragraph-properties fo:text-indent="0cm" style:auto-text-indent="false"/>
    </style:style>
    <style:style style:name="T1" style:family="text">
      <style:text-properties officeooo:rsid="0009666f"/>
    </style:style>
    <style:style style:name="T2" style:family="text">
      <style:text-properties fo:color="#0000ff" loext:opacity="100%" style:font-name="Cascadia Mono" fo:font-size="9.5pt" style:font-size-asian="9.5pt"/>
    </style:style>
    <style:style style:name="T3" style:family="text">
      <style:text-properties fo:color="#000000" loext:opacity="100%" style:font-name="Cascadia Mono" fo:font-size="9.5pt" style:font-size-asian="9.5pt"/>
    </style:style>
    <style:style style:name="T4" style:family="text">
      <style:text-properties fo:color="#2b91af" loext:opacity="100%" style:font-name="Cascadia Mono" fo:font-size="9.5pt" style:font-size-asian="9.5pt"/>
    </style:style>
    <style:style style:name="T5" style:family="text">
      <style:text-properties fo:color="#008000" loext:opacity="100%" style:font-name="Cascadia Mono" fo:font-size="9.5pt" style:font-size-asian="9.5pt"/>
    </style:style>
    <style:style style:name="T6" style:family="text">
      <style:text-properties fo:color="#a31515" loext:opacity="100%" style:font-name="Cascadia Mono" fo:font-size="9.5pt" style:font-size-asian="9.5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 <text:span text:style-name="T1">Задание</text:span></text:p>
      <text:p text:style-name="P3">Создать консольное приложение, в котором объявить класс с приватным методом, выводящим на консоль сообщение, переданное в данном методе. Вызвать приватный метод из вне класса, в котором он объявлен.</text:p>
      <text:p text:style-name="P3"><text:s/></text:p>
      <text:p text:style-name="P2">Полный код:</text:p>
      <text:p text:style-name="P2"/>
      <text:p text:style-name="Standard" loext:marker-style-name="T3"><text:span text:style-name="T2">using</text:span><text:span text:style-name="T3"> System;</text:span></text:p>
      <text:p text:style-name="P4" loext:marker-style-name="T3"/>
      <text:p text:style-name="Standard" loext:marker-style-name="T3"><text:span text:style-name="T2">class</text:span><text:span text:style-name="T3"> </text:span><text:span text:style-name="T4">MyClass</text:span></text:p>
      <text:p text:style-name="Standard" loext:marker-style-name="T3"><text:span text:style-name="T3">{</text:span><text:span text:style-name="T3"/></text:p>
      <text:p text:style-name="Standard" loext:marker-style-name="T3"><text:span text:style-name="T3"><text:s text:c="4"/></text:span><text:span text:style-name="T5">// Приватный метод для вывода сообщения на консоль</text:span></text:p>
      <text:p text:style-name="Standard" loext:marker-style-name="T3"><text:span text:style-name="T3"><text:s text:c="4"/></text:span><text:span text:style-name="T2">private</text:span><text:span text:style-name="T3"> </text:span><text:span text:style-name="T2">void</text:span><text:span text:style-name="T3"> PrintMessage(</text:span><text:span text:style-name="T2">string</text:span><text:span text:style-name="T3"> message)</text:span></text:p>
      <text:p text:style-name="Standard" loext:marker-style-name="T3"><text:span text:style-name="T3"><text:s text:c="4"/>{</text:span><text:span text:style-name="T3"/></text:p>
      <text:p text:style-name="Standard" loext:marker-style-name="T3"><text:span text:style-name="T3"><text:s text:c="8"/>Console.WriteLine(message);</text:span><text:span text:style-name="T3"/></text:p>
      <text:p text:style-name="Standard" loext:marker-style-name="T3"><text:span text:style-name="T3"><text:s text:c="4"/>}</text:span><text:span text:style-name="T3"/></text:p>
      <text:p text:style-name="P4" loext:marker-style-name="T3"/>
      <text:p text:style-name="Standard" loext:marker-style-name="T3"><text:span text:style-name="T3"><text:s text:c="4"/></text:span><text:span text:style-name="T5">// Публичный метод для вызова приватного метода из вне класса</text:span></text:p>
      <text:p text:style-name="Standard" loext:marker-style-name="T3"><text:span text:style-name="T3"><text:s text:c="4"/></text:span><text:span text:style-name="T2">public</text:span><text:span text:style-name="T3"> </text:span><text:span text:style-name="T2">void</text:span><text:span text:style-name="T3"> CallPrivateMethod(</text:span><text:span text:style-name="T2">string</text:span><text:span text:style-name="T3"> message)</text:span></text:p>
      <text:p text:style-name="Standard" loext:marker-style-name="T3"><text:span text:style-name="T3"><text:s text:c="4"/>{</text:span><text:span text:style-name="T3"/></text:p>
      <text:p text:style-name="Standard" loext:marker-style-name="T3"><text:span text:style-name="T3"><text:s text:c="8"/>PrintMessage(message);</text:span><text:span text:style-name="T3"/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}</text:span><text:span text:style-name="T3"/></text:p>
      <text:p text:style-name="P4" loext:marker-style-name="T3"/>
      <text:p text:style-name="Standard" loext:marker-style-name="T3"><text:span text:style-name="T2">class</text:span><text:span text:style-name="T3"> </text:span><text:span text:style-name="T4">Program</text:span></text:p>
      <text:p text:style-name="Standard" loext:marker-style-name="T3"><text:span text:style-name="T3">{</text:span><text:span text:style-name="T3"/></text:p>
      <text:p text:style-name="Standard" loext:marker-style-name="T3"><text:span text:style-name="T3"><text:s text:c="4"/></text:span><text:span text:style-name="T2">static</text:span><text:span text:style-name="T3"> </text:span><text:span text:style-name="T2">void</text:span><text:span text:style-name="T3"> Main(</text:span><text:span text:style-name="T2">string</text:span><text:span text:style-name="T3">[] args)</text:span></text:p>
      <text:p text:style-name="Standard" loext:marker-style-name="T3"><text:span text:style-name="T3"><text:s text:c="4"/>{</text:span><text:span text:style-name="T3"/></text:p>
      <text:p text:style-name="Standard" loext:marker-style-name="T3"><text:span text:style-name="T3"><text:s text:c="8"/>MyClass myObject = </text:span><text:span text:style-name="T2">new</text:span><text:span text:style-name="T3"> MyClass();</text:span></text:p>
      <text:p text:style-name="P4" loext:marker-style-name="T3"/>
      <text:p text:style-name="Standard" loext:marker-style-name="T3"><text:span text:style-name="T3"><text:s text:c="8"/></text:span><text:span text:style-name="T5">// Вызов приватного метода извне класса с помощью публичного метода</text:span></text:p>
      <text:p text:style-name="Standard" loext:marker-style-name="T3"><text:span text:style-name="T3"><text:s text:c="8"/>myObject.CallPrivateMethod(</text:span><text:span text:style-name="T6">"Привет, это сообщение из приватного метода!"</text:span><text:span text:style-name="T3">);</text:span></text:p>
      <text:p text:style-name="P4" loext:marker-style-name="T3"/>
      <text:p text:style-name="Standard" loext:marker-style-name="T3"><text:span text:style-name="T3"><text:s text:c="8"/>Console.ReadLine(); </text:span><text:span text:style-name="T5">// Чтобы консольное окно не закрывалось сразу после выполнения программы</text:span></text:p>
      <text:p text:style-name="Standard" loext:marker-style-name="T3"><text:span text:style-name="T3"><text:s text:c="4"/>}</text:span><text:span text:style-name="T3"/></text:p>
      <text:p text:style-name="P2"><text:span text:style-name="T3">}</text:span></text:p>
      <text:p text:style-name="P2"><text:span text:style-name="T3"/></text:p>
      <text:p text:style-name="P5">Объяснение кода:</text:p>
      <text:list text:style-name="L2">
        <text:list-item>
          <text:p text:style-name="P7">В классе <text:span text:style-name="Source_20_Text">MyClass </text:span>мы объявляем приватный метод <text:span text:style-name="Source_20_Text">PrintMessage</text:span>, который принимает строку <text:span text:style-name="Source_20_Text">message </text:span>и выводит её на консоль.</text:p>
        </text:list-item>
        <text:list-item>
          <text:p text:style-name="P8">Далее мы объявляем публичный метод <text:span text:style-name="Source_20_Text">CallPrivateMethod</text:span>, который принимает строку <text:span text:style-name="Source_20_Text">message </text:span>и вызывает приватный метод <text:span text:style-name="Source_20_Text">PrintMessage </text:span>с переданной строкой.</text:p>
        </text:list-item>
        <text:list-item>
          <text:p text:style-name="P8">В методе <text:span text:style-name="Source_20_Text">Main </text:span>создается объект класса <text:span text:style-name="Source_20_Text">MyClass</text:span>, и с помощью этого объекта вызывается публичный метод <text:span text:style-name="Source_20_Text">CallPrivateMethod</text:span>, который в свою очередь вызывает приватный метод <text:span text:style-name="Source_20_Text">PrintMessage </text:span>с переданным сообщением.</text:p>
        </text:list-item>
        <text:list-item>
          <text:p text:style-name="P6">Консольное окно не закрывается сразу после выполнения программы, чтобы вы могли увидеть вывод на консоль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0T20:39:19.252000000</meta:creation-date>
    <dc:date>2024-06-10T20:49:11.925000000</dc:date>
    <meta:editing-duration>PT9M52S</meta:editing-duration>
    <meta:editing-cycles>1</meta:editing-cycles>
    <meta:document-statistic meta:table-count="0" meta:image-count="0" meta:object-count="0" meta:page-count="1" meta:paragraph-count="33" meta:word-count="195" meta:character-count="1501" meta:non-whitespace-character-count="1249"/>
    <meta:generator>LibreOffice/7.6.3.2$Windows_X86_64 LibreOffice_project/29d686fea9f6705b262d369fede658f824154cc0</meta:generator>
  </office:meta>
</office:document-meta>
</file>